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5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rageSupprMinFileBinomialeTasMin" table:style-name="ta1">
        <table:shapes>
          <draw:frame draw:z-index="0" draw:style-name="gr1" draw:text-style-name="P1" svg:width="260.16mm" svg:height="153.16mm" svg:x="17.46mm" svg:y="41.05mm">
            <loext:p draw:notify-on-update-of-ranges="averageSupprMinFileBinomialeTasMin.B1:averageSupprMinFileBinomialeTasMin.I1 averageSupprMinFileBinomialeTasMin.A6:averageSupprMinFileBinomialeTasMin.A6 averageSupprMinFileBinomialeTasMin.B6:averageSupprMinFileBinomialeTasMin.I6 averageSupprMinFileBinomialeTasMin.A7:averageSupprMinFileBinomialeTasMin.A7 averageSupprMinFileBinomialeTasMin.B7:averageSupprMinFileBinomialeTasMin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232997" calcext:value-type="float">
            <text:p>232997</text:p>
          </table:table-cell>
          <table:table-cell office:value-type="float" office:value="206152" calcext:value-type="float">
            <text:p>206152</text:p>
          </table:table-cell>
          <table:table-cell office:value-type="float" office:value="2548211" calcext:value-type="float">
            <text:p>2548211</text:p>
          </table:table-cell>
          <table:table-cell office:value-type="float" office:value="1748678" calcext:value-type="float">
            <text:p>1748678</text:p>
          </table:table-cell>
          <table:table-cell office:value-type="float" office:value="30343" calcext:value-type="float">
            <text:p>30343</text:p>
          </table:table-cell>
          <table:table-cell office:value-type="float" office:value="37848" calcext:value-type="float">
            <text:p>37848</text:p>
          </table:table-cell>
          <table:table-cell office:value-type="float" office:value="34525" calcext:value-type="float">
            <text:p>34525</text:p>
          </table:table-cell>
          <table:table-cell office:value-type="float" office:value="140387" calcext:value-type="float">
            <text:p>140387</text:p>
          </table:table-cell>
        </table:table-row>
        <table:table-row table:style-name="ro1">
          <table:table-cell office:value-type="string" calcext:value-type="string">
            <text:p>TasMin Tableau</text:p>
          </table:table-cell>
          <table:table-cell office:value-type="float" office:value="95478" calcext:value-type="float">
            <text:p>95478</text:p>
          </table:table-cell>
          <table:table-cell office:value-type="float" office:value="182283" calcext:value-type="float">
            <text:p>182283</text:p>
          </table:table-cell>
          <table:table-cell office:value-type="float" office:value="195851" calcext:value-type="float">
            <text:p>195851</text:p>
          </table:table-cell>
          <table:table-cell office:value-type="float" office:value="169905" calcext:value-type="float">
            <text:p>169905</text:p>
          </table:table-cell>
          <table:table-cell office:value-type="float" office:value="676642" calcext:value-type="float">
            <text:p>676642</text:p>
          </table:table-cell>
          <table:table-cell office:value-type="float" office:value="1511931" calcext:value-type="float">
            <text:p>1511931</text:p>
          </table:table-cell>
          <table:table-cell office:value-type="float" office:value="1940251" calcext:value-type="float">
            <text:p>1940251</text:p>
          </table:table-cell>
          <table:table-cell office:value-type="float" office:value="11206105" calcext:value-type="float">
            <text:p>1120610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le Binomiale</text:p>
          </table:table-cell>
          <table:table-cell table:formula="of:=[.B2]/(1000000)" office:value-type="float" office:value="0.232997" calcext:value-type="float">
            <text:p>0,232997</text:p>
          </table:table-cell>
          <table:table-cell table:formula="of:=[.C2]/(1000000)" office:value-type="float" office:value="0.206152" calcext:value-type="float">
            <text:p>0,206152</text:p>
          </table:table-cell>
          <table:table-cell table:formula="of:=[.D2]/(1000000)" office:value-type="float" office:value="2.548211" calcext:value-type="float">
            <text:p>2,548211</text:p>
          </table:table-cell>
          <table:table-cell table:formula="of:=[.E2]/(1000000)" office:value-type="float" office:value="1.748678" calcext:value-type="float">
            <text:p>1,748678</text:p>
          </table:table-cell>
          <table:table-cell table:formula="of:=[.F2]/(1000000)" office:value-type="float" office:value="0.030343" calcext:value-type="float">
            <text:p>0,030343</text:p>
          </table:table-cell>
          <table:table-cell table:formula="of:=[.G2]/(1000000)" office:value-type="float" office:value="0.037848" calcext:value-type="float">
            <text:p>0,037848</text:p>
          </table:table-cell>
          <table:table-cell table:formula="of:=[.H2]/(1000000)" office:value-type="float" office:value="0.034525" calcext:value-type="float">
            <text:p>0,034525</text:p>
          </table:table-cell>
          <table:table-cell table:formula="of:=[.I2]/(1000000)" office:value-type="float" office:value="0.140387" calcext:value-type="float">
            <text:p>0,140387</text:p>
          </table:table-cell>
        </table:table-row>
        <table:table-row table:style-name="ro1">
          <table:table-cell office:value-type="string" calcext:value-type="string">
            <text:p>TasMin Tableau</text:p>
          </table:table-cell>
          <table:table-cell table:formula="of:=[.B3]/(1000000)" office:value-type="float" office:value="0.095478" calcext:value-type="float">
            <text:p>0,095478</text:p>
          </table:table-cell>
          <table:table-cell table:formula="of:=[.C3]/(1000000)" office:value-type="float" office:value="0.182283" calcext:value-type="float">
            <text:p>0,182283</text:p>
          </table:table-cell>
          <table:table-cell table:formula="of:=[.D3]/(1000000)" office:value-type="float" office:value="0.195851" calcext:value-type="float">
            <text:p>0,195851</text:p>
          </table:table-cell>
          <table:table-cell table:formula="of:=[.E3]/(1000000)" office:value-type="float" office:value="0.169905" calcext:value-type="float">
            <text:p>0,169905</text:p>
          </table:table-cell>
          <table:table-cell table:formula="of:=[.F3]/(1000000)" office:value-type="float" office:value="0.676642" calcext:value-type="float">
            <text:p>0,676642</text:p>
          </table:table-cell>
          <table:table-cell table:formula="of:=[.G3]/(1000000)" office:value-type="float" office:value="1.511931" calcext:value-type="float">
            <text:p>1,511931</text:p>
          </table:table-cell>
          <table:table-cell table:formula="of:=[.H3]/(1000000)" office:value-type="float" office:value="1.940251" calcext:value-type="float">
            <text:p>1,940251</text:p>
          </table:table-cell>
          <table:table-cell table:formula="of:=[.I3]/(1000000)" office:value-type="float" office:value="11.206105" calcext:value-type="float">
            <text:p>11,206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 style:data-style-name="N2" text:time-value="03:34:26.911958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03:36:43.914929743</dc:date>
    <meta:editing-duration>PT45M41S</meta:editing-duration>
    <meta:editing-cycles>6</meta:editing-cycles>
    <meta:generator>LibreOffice/5.1.6.2$Linux_X86_64 LibreOffice_project/1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17cm" svg:height="15.317cm" xlink:href=".." xlink:type="simple" chart:class="chart:bar" chart:style-name="ch1">
        <chart:title svg:x="7.255cm" svg:y="0.441cm" chart:style-name="ch2">
          <text:p>Comparaison méthode SupprMin pour vider une structure</text:p>
        </chart:title>
        <chart:legend chart:legend-position="bottom" svg:x="10.028cm" svg:y="14.507cm" style:legend-expansion="wide" chart:style-name="ch3"/>
        <chart:plot-area chart:style-name="ch4" table:cell-range-address="averageSupprMinFileBinomialeTasMin.B1:averageSupprMinFileBinomialeTasMin.I1 averageSupprMinFileBinomialeTasMin.A6:averageSupprMinFileBinomialeTasMin.I7" chart:data-source-has-labels="both" svg:x="1.524cm" svg:y="1.538cm" svg:width="23.973cm" svg:height="11.689cm">
          <chartooo:coordinate-region svg:x="2.198cm" svg:y="1.751cm" svg:width="23.299cm" svg:height="10.802cm"/>
          <chart:axis chart:dimension="x" chart:name="primary-x" chart:style-name="ch5" chartooo:axis-type="auto">
            <chartooo:date-scale/>
            <chart:title svg:x="11.079cm" svg:y="13.534cm" chart:style-name="ch6">
              <text:p>Nombre d'entrées dans le fichier</text:p>
            </chart:title>
            <chart:categories table:cell-range-address="averageSupprMinFileBinomialeTasMin.B1:averageSupprMinFileBinomialeTasMin.I1"/>
          </chart:axis>
          <chart:axis chart:dimension="y" chart:name="primary-y" chart:style-name="ch7">
            <chart:title svg:x="0.451cm" svg:y="8.316cm" chart:style-name="ch8">
              <text:p>Temps (ms)</text:p>
            </chart:title>
            <chart:grid chart:style-name="ch9" chart:class="major"/>
          </chart:axis>
          <chart:series chart:style-name="ch10" chart:values-cell-range-address="averageSupprMinFileBinomialeTasMin.B6:averageSupprMinFileBinomialeTasMin.I6" chart:label-cell-address="averageSupprMinFileBinomialeTasMin.A6:averageSupprMinFileBinomialeTasMin.A6" chart:class="chart:bar">
            <chart:data-point chart:repeated="8"/>
          </chart:series>
          <chart:series chart:style-name="ch11" chart:values-cell-range-address="averageSupprMinFileBinomialeTasMin.B7:averageSupprMinFileBinomialeTasMin.I7" chart:label-cell-address="averageSupprMinFileBinomialeTasMin.A7:averageSupprMinFileBinomialeTasMin.A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verageSupprMinFileBinomialeTasMin.B1:averageSupprMinFileBinomialeTasMin.I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File Binomiale</text:p>
                <draw:g>
                  <svg:desc>averageSupprMinFileBinomialeTasMin.A6:averageSupprMinFileBinomialeTasMin.A6</svg:desc>
                </draw:g>
              </table:table-cell>
              <table:table-cell office:value-type="float" office:value="0.232997">
                <text:p>0.232997</text:p>
                <draw:g>
                  <svg:desc>averageSupprMinFileBinomialeTasMin.B6:averageSupprMinFileBinomialeTasMin.I6</svg:desc>
                </draw:g>
              </table:table-cell>
              <table:table-cell office:value-type="float" office:value="0.206152">
                <text:p>0.206152</text:p>
              </table:table-cell>
              <table:table-cell office:value-type="float" office:value="2.548211">
                <text:p>2.548211</text:p>
              </table:table-cell>
              <table:table-cell office:value-type="float" office:value="1.748678">
                <text:p>1.748678</text:p>
              </table:table-cell>
              <table:table-cell office:value-type="float" office:value="0.030343">
                <text:p>0.030343</text:p>
              </table:table-cell>
              <table:table-cell office:value-type="float" office:value="0.037848">
                <text:p>0.037848</text:p>
              </table:table-cell>
              <table:table-cell office:value-type="float" office:value="0.034525">
                <text:p>0.034525</text:p>
              </table:table-cell>
              <table:table-cell office:value-type="float" office:value="0.140387">
                <text:p>0.140387</text:p>
              </table:table-cell>
            </table:table-row>
            <table:table-row>
              <table:table-cell office:value-type="string">
                <text:p>TasMin Tableau</text:p>
                <draw:g>
                  <svg:desc>averageSupprMinFileBinomialeTasMin.A7:averageSupprMinFileBinomialeTasMin.A7</svg:desc>
                </draw:g>
              </table:table-cell>
              <table:table-cell office:value-type="float" office:value="0.095478">
                <text:p>0.095478</text:p>
                <draw:g>
                  <svg:desc>averageSupprMinFileBinomialeTasMin.B7:averageSupprMinFileBinomialeTasMin.I7</svg:desc>
                </draw:g>
              </table:table-cell>
              <table:table-cell office:value-type="float" office:value="0.182283">
                <text:p>0.182283</text:p>
              </table:table-cell>
              <table:table-cell office:value-type="float" office:value="0.195851">
                <text:p>0.195851</text:p>
              </table:table-cell>
              <table:table-cell office:value-type="float" office:value="0.169905">
                <text:p>0.169905</text:p>
              </table:table-cell>
              <table:table-cell office:value-type="float" office:value="0.676642">
                <text:p>0.676642</text:p>
              </table:table-cell>
              <table:table-cell office:value-type="float" office:value="1.511931">
                <text:p>1.511931</text:p>
              </table:table-cell>
              <table:table-cell office:value-type="float" office:value="1.940251">
                <text:p>1.940251</text:p>
              </table:table-cell>
              <table:table-cell office:value-type="float" office:value="11.206105">
                <text:p>11.206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